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fo:text-align="center" style:justify-single-word="false"/>
    </style:style>
    <style:style style:name="P3" style:family="paragraph" style:parent-style-name="Text_20_body">
      <style:paragraph-properties fo:margin-top="0cm" fo:margin-bottom="0cm"/>
      <style:text-properties fo:color="#000000"/>
    </style:style>
    <style:style style:name="P4" style:family="paragraph" style:parent-style-name="Text_20_body">
      <style:paragraph-properties fo:margin-top="0cm" fo:margin-bottom="0cm" fo:text-align="center" style:justify-single-word="false"/>
      <style:text-properties fo:color="#000000"/>
    </style:style>
    <style:style style:name="P5" style:family="paragraph" style:parent-style-name="Text_20_body">
      <style:paragraph-properties fo:margin-left="0.035cm" fo:margin-right="0cm" fo:margin-top="0cm" fo:margin-bottom="0cm" fo:text-align="justify" style:justify-single-word="false" fo:text-indent="0cm" style:auto-text-indent="false"/>
      <style:text-properties style:font-name="Arial1" fo:font-size="11pt"/>
    </style:style>
    <style:style style:name="P6" style:family="paragraph" style:parent-style-name="Text_20_body">
      <style:paragraph-properties fo:margin-left="0.035cm" fo:margin-right="0cm" fo:margin-top="0cm" fo:margin-bottom="0cm" fo:text-align="justify" style:justify-single-word="false" fo:text-indent="0cm" style:auto-text-indent="false"/>
    </style:style>
    <style:style style:name="P7" style:family="paragraph" style:parent-style-name="Text_20_body">
      <style:paragraph-properties fo:margin-left="1.305cm" fo:margin-right="0cm" fo:margin-top="0cm" fo:margin-bottom="0cm" fo:text-align="justify" style:justify-single-word="false" fo:text-indent="-0.67cm" style:auto-text-indent="false" style:writing-mode="lr-tb"/>
    </style:style>
    <style:style style:name="P8"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fo:font-weight="bold"/>
    </style:style>
    <style:style style:name="P9"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Arial1" fo:font-size="11pt"/>
    </style:style>
    <style:style style:name="P10" style:family="paragraph" style:parent-style-name="Text_20_body">
      <style:paragraph-properties fo:margin-left="0cm" fo:margin-right="0cm" fo:margin-top="0cm" fo:margin-bottom="0cm" fo:text-align="justify" style:justify-single-word="false" fo:text-indent="0cm" style:auto-text-indent="false"/>
    </style:style>
    <style:style style:name="T1" style:family="text">
      <style:text-properties fo:letter-spacing="-0.002cm"/>
    </style:style>
    <style:style style:name="T2" style:family="text">
      <style:text-properties fo:letter-spacing="0.002cm"/>
    </style:style>
    <style:style style:name="T3" style:family="text">
      <style:text-properties fo:letter-spacing="-0.004cm"/>
    </style:style>
    <style:style style:name="T4" style:family="text">
      <style:text-properties fo:letter-spacing="0.004cm"/>
    </style:style>
    <style:style style:name="T5" style:family="text">
      <style:text-properties fo:font-variant="normal" fo:text-transform="none" style:font-name="Wingdings" fo:font-size="11pt"/>
    </style:style>
    <style:style style:name="T6" style:family="text">
      <style:text-properties style:font-name="Wingdings" fo:font-size="11pt"/>
    </style:style>
    <style:style style:name="T7" style:family="text">
      <style:text-properties style:font-name="Arial1" fo:font-size="11pt"/>
    </style:style>
    <style:style style:name="T8" style:family="text">
      <style:text-properties style:font-name="Arial1" fo:font-size="11pt" fo:letter-spacing="-0.002cm"/>
    </style:style>
    <style:style style:name="T9" style:family="text">
      <style:text-properties style:font-name="Arial1" fo:font-size="11pt" fo:letter-spacing="0.002cm"/>
    </style:style>
    <style:style style:name="T10" style:family="text">
      <style:text-properties style:font-name="Arial1" fo:font-size="11pt" fo:letter-spacing="0.004cm"/>
    </style:style>
    <style:style style:name="T11" style:family="text">
      <style:text-properties fo:color="#0000ff" style:font-name="Arial1" fo:font-size="11pt"/>
    </style:style>
    <style:style style:name="T12" style:family="text">
      <style:text-properties fo:color="#0000ff" style:font-name="Arial1" fo:font-size="11pt" fo:letter-spacing="-0.002cm"/>
    </style:style>
    <style:style style:name="T13" style:family="text">
      <style:text-properties fo:font-weight="bold"/>
    </style:style>
    <style:style style:name="T14" style:family="text">
      <style:text-properties fo:color="#000000" style:font-name="Arial1" fo:font-size="11pt"/>
    </style:style>
    <style:style style:name="T15" style:family="text">
      <style:text-properties fo:color="#000000" style:font-name="Arial1" fo:font-size="11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Wireshark </text:h>
      <text:section text:style-name="Sect1" text:name="post-body-1706831999072310757">
        <text:p text:style-name="P5">Wir<text:span text:style-name="T1">e</text:span>s<text:span text:style-name="T1">h</text:span>ark <text:span text:style-name="T1">e</text:span>s un anal<text:span text:style-name="T1">i</text:span><text:span text:style-name="T2">z</text:span>a<text:span text:style-name="T1">d</text:span>or de prot<text:span text:style-name="T1">o</text:span><text:span text:style-name="T2">c</text:span>ol<text:span text:style-name="T1">o</text:span>s de softw<text:span text:style-name="T1">a</text:span>re<text:span text:style-name="T1"> </text:span>o una apl<text:span text:style-name="T1">i</text:span><text:span text:style-name="T2">c</text:span><text:span text:style-name="T1">a</text:span><text:span text:style-name="T2">c</text:span>ión “h<text:span text:style-name="T1">u</text:span><text:span text:style-name="T2">s</text:span>m<text:span text:style-name="T1">ea</text:span>dor de <text:span text:style-name="T1">p</text:span>aq<text:span text:style-name="T1">uet</text:span>es”. Wireshark es un<text:span text:style-name="T1"> </text:span>softw<text:span text:style-name="T1">ar</text:span>e informát<text:span text:style-name="T1">i</text:span><text:span text:style-name="T2">c</text:span>o<text:span text:style-name="T1"> </text:span>que p<text:span text:style-name="T1">u</text:span>ede in<text:span text:style-name="T3">t</text:span>ercept<text:span text:style-name="T1">a</text:span>r y <text:span text:style-name="T4">r</text:span>egistr<text:span text:style-name="T1">a</text:span>r tráf<text:span text:style-name="T1">i</text:span><text:span text:style-name="T2">c</text:span>o<text:span text:style-name="T1"> </text:span>de dat<text:span text:style-name="T1">o</text:span>s p<text:span text:style-name="T1">a</text:span>sando<text:span text:style-name="T1"> </text:span>so<text:span text:style-name="T1">b</text:span><text:span text:style-name="T2">r</text:span>e <text:span text:style-name="T1">u</text:span>na red <text:span text:style-name="T1">d</text:span>e datos. Mien<text:span text:style-name="T3">t</text:span>ras el flujo de<text:span text:style-name="T1"> </text:span>datos va y viene en la r<text:span text:style-name="T1">e</text:span>d, el hus<text:span text:style-name="T1">m</text:span>ea<text:span text:style-name="T1">d</text:span>or “capt<text:span text:style-name="T1">u</text:span>r<text:span text:style-name="T1">a</text:span>” c<text:span text:style-name="T1">a</text:span>da uni<text:span text:style-name="T1">d</text:span>ad de<text:span text:style-name="T1"> </text:span>datos <text:span text:style-name="T1">d</text:span>el prot<text:span text:style-name="T1">o</text:span><text:span text:style-name="T2">c</text:span>olo<text:span text:style-name="T1"> </text:span>(PDU), <text:span text:style-name="T1">d</text:span>ec<text:span text:style-name="T1">o</text:span>dific<text:span text:style-name="T1">a</text:span> y analizar su c<text:span text:style-name="T1">o</text:span>ntenido <text:span text:style-name="T1">d</text:span>e acuer<text:span text:style-name="T1">d</text:span>o a <text:span text:style-name="T1">F</text:span>C c<text:span text:style-name="T1">o</text:span>rrecta u<text:span text:style-name="T1"> </text:span>otras es<text:span text:style-name="T1">p</text:span>ecif<text:span text:style-name="T1">i</text:span>c<text:span text:style-name="T1">a</text:span>ci<text:span text:style-name="T1">o</text:span>nes.</text:p>
        <text:p text:style-name="P5">Las aplicaciones más importantes de este software son:</text:p>
        <text:p text:style-name="P7"><text:span text:style-name="T6">ü</text:span><text:span text:style-name="T5">       </text:span><text:span text:style-name="T7">Diagn</text:span><text:span text:style-name="T8">ó</text:span><text:span text:style-name="T7">stico de fallas </text:span><text:span text:style-name="T8">d</text:span><text:span text:style-name="T7">e red</text:span></text:p>
        <text:p text:style-name="P7"><text:span text:style-name="T6">ü</text:span><text:span text:style-name="T5">       </text:span><text:span text:style-name="T7">Verificaci</text:span><text:span text:style-name="T8">ó</text:span><text:span text:style-name="T7">n, des</text:span><text:span text:style-name="T8">a</text:span><text:span text:style-name="T7">rrollo</text:span><text:span text:style-name="T8"> y comprensión </text:span><text:span text:style-name="T7">de los prot</text:span><text:span text:style-name="T8">o</text:span><text:span text:style-name="T9">c</text:span><text:span text:style-name="T7">o</text:span><text:span text:style-name="T8">l</text:span><text:span text:style-name="T7">o.</text:span></text:p>
        <text:p text:style-name="P7"><text:span text:style-name="T6">ü</text:span><text:span text:style-name="T5">       </text:span><text:span text:style-name="T7">Reconocer la estructura de los diferentes protocolos de red.</text:span></text:p>
        <text:p text:style-name="P7"><text:span text:style-name="T6">ü</text:span><text:span text:style-name="T5">       </text:span><text:span text:style-name="T7">Análisis de datos contenidos en un PDU</text:span></text:p>
        <text:p text:style-name="P6"><text:span text:style-name="T7">Para obt</text:span><text:span text:style-name="T8">e</text:span><text:span text:style-name="T7">ner</text:span><text:span text:style-name="T8"> </text:span><text:span text:style-name="T7">más inf</text:span><text:span text:style-name="T8">o</text:span><text:span text:style-name="T7">rm</text:span><text:span text:style-name="T8">ac</text:span><text:span text:style-name="T7">ión y d</text:span><text:span text:style-name="T8">e</text:span><text:span text:style-name="T7">scar</text:span><text:span text:style-name="T8">g</text:span><text:span text:style-name="T7">ar el </text:span><text:span text:style-name="T8">p</text:span><text:span text:style-name="T7">r</text:span><text:span text:style-name="T8">o</text:span><text:span text:style-name="T7">gra</text:span><text:span text:style-name="T8">m</text:span><text:span text:style-name="T7">a visit</text:span><text:span text:style-name="T10">e</text:span><text:span text:style-name="T7">: </text:span><text:a xlink:type="simple" xlink:href="http://www.wireshark.org/"><text:span text:style-name="T11">http://www.W</text:span></text:a><text:a xlink:type="simple" xlink:href="http://www.wireshark.org/"><text:span text:style-name="T12">i</text:span></text:a><text:a xlink:type="simple" xlink:href="http://www.wireshark.org/"><text:span text:style-name="T11">re</text:span></text:a><text:a xlink:type="simple" xlink:href="http://www.wireshark.org/"><text:span text:style-name="T12">s</text:span></text:a><text:a xlink:type="simple" xlink:href="http://www.wireshark.org/"><text:span text:style-name="T11">h</text:span></text:a><text:a xlink:type="simple" xlink:href="http://www.wireshark.org/"><text:span text:style-name="T12">a</text:span></text:a><text:a xlink:type="simple" xlink:href="http://www.wireshark.org/"><text:span text:style-name="T11">rk.</text:span></text:a><text:a xlink:type="simple" xlink:href="http://www.wireshark.org/"><text:span text:style-name="T12">o</text:span></text:a><text:a xlink:type="simple" xlink:href="http://www.wireshark.org/"><text:span text:style-name="T11">rg</text:span></text:a></text:p>
        <text:p text:style-name="P6"/>
        <text:p text:style-name="P8">Configuración básica y uso del Wireshark</text:p>
        <text:p text:style-name="P10"/>
        <text:p text:style-name="P9">En la plataforma de aplicación del Wireshark, seleccione el Menú &lt;<text:span text:style-name="T13">Capture</text:span>&gt; y luego &lt;<text:span text:style-name="T13">Options</text:span>&gt;</text:p>
        <text:p text:style-name="P9">Quite los tres cheks de “<text:span text:style-name="T13">display Options” </text:span>y luego &lt;<text:span text:style-name="T13">star</text:span>&gt;</text:p>
        <text:p text:style-name="P2"><draw:a xlink:type="simple" xlink:href="http://1.bp.blogspot.com/-5L3kAd7iNnQ/T51qVsl8YpI/AAAAAAAAAIo/qv-c7nFxDmM/s1600/1.jpg"><draw:frame draw:style-name="fr1" draw:name="gráficos1" text:anchor-type="as-char" svg:width="16.404cm" svg:height="9.737cm" draw:z-index="0"><draw:image xlink:href="http://1.bp.blogspot.com/-5L3kAd7iNnQ/T51qVsl8YpI/AAAAAAAAAIo/qv-c7nFxDmM/s1600/1.jpg" xlink:type="simple" xlink:show="embed" xlink:actuate="onLoad"/></draw:frame></draw:a></text:p>
        <text:p text:style-name="P10"/>
        <text:p text:style-name="P9">Para iniciar la captura debemos hacer clic en el ícono de la “tarjeta red”, esto genera una ventana, desde la cual debemos elegir la tarjeta de red, en el caso de que haya más de una, desde la cual se hace la captura. </text:p>
        <text:p text:style-name="P10"/>
        <text:p text:style-name="P2"><draw:a xlink:type="simple" xlink:href="http://1.bp.blogspot.com/--Ejpxb3qi1A/T51q9R2oOII/AAAAAAAAAIw/EZD9z2nPu10/s1600/2.jpg"><draw:frame draw:style-name="fr1" draw:name="gráficos2" text:anchor-type="as-char" svg:width="10.583cm" svg:height="3.757cm" draw:z-index="1"><draw:image xlink:href="http://1.bp.blogspot.com/--Ejpxb3qi1A/T51q9R2oOII/AAAAAAAAAIw/EZD9z2nPu10/s400/2.jpg" xlink:type="simple" xlink:show="embed" xlink:actuate="onLoad"/></draw:frame></draw:a></text:p>
        <text:p text:style-name="P2"/>
        <text:p text:style-name="P9">Cuando se inicia la captura se muestra esta ventana, la cual permite ver el tipo de protocolo de los paquetes capturados.</text:p>
        <text:p text:style-name="P10"><text:soft-page-break/></text:p>
        <text:p text:style-name="P2"><draw:a xlink:type="simple" xlink:href="http://1.bp.blogspot.com/-SV0PczNAafw/T51rQQicfOI/AAAAAAAAAI4/UAAxQW404yk/s1600/2.jpg"><draw:frame draw:style-name="fr1" draw:name="gráficos3" text:anchor-type="as-char" svg:width="7.488cm" svg:height="8.467cm" draw:z-index="2"><draw:image xlink:href="http://1.bp.blogspot.com/-SV0PczNAafw/T51rQQicfOI/AAAAAAAAAI4/UAAxQW404yk/s320/2.jpg" xlink:type="simple" xlink:show="embed" xlink:actuate="onLoad"/></draw:frame></draw:a></text:p>
        <text:p text:style-name="P2"/>
        <text:p text:style-name="P9">Durante este tiempo debemos realizar una actividad, como hacer un ping, que queramos analizar.</text:p>
        <text:p text:style-name="P10"/>
        <text:p text:style-name="P9">Al final del ping debo detener la captura presionado el botón &lt;<text:span text:style-name="T13">STOP</text:span>&gt;</text:p>
        <text:p text:style-name="P10"/>
        <text:p text:style-name="P8">Captura y análisis de los paquetes.</text:p>
        <text:p text:style-name="P10"/>
        <text:p text:style-name="P9">Para examinar los paquetes, <text:span text:style-name="T13">Wireshark</text:span> proporciona tres paneles: </text:p>
        <text:p text:style-name="P10"/>
        <text:p text:style-name="P10"><text:span text:style-name="T15">Panel de Paquetes</text:span><text:span text:style-name="T14">, donde cada línea es un paquete y en ellos se muestra principalmente el origen, destino y protocolo.</text:span></text:p>
        <text:p text:style-name="P10"/>
        <text:p text:style-name="P2"><draw:a xlink:type="simple" xlink:href="http://3.bp.blogspot.com/-ib6REIn7wkI/T51rh4vp-JI/AAAAAAAAAJA/9U3LqVIOq0k/s1600/2.jpg"><draw:frame draw:style-name="fr1" draw:name="gráficos4" text:anchor-type="as-char" svg:width="16.933cm" svg:height="1.349cm" draw:z-index="3"><draw:image xlink:href="http://3.bp.blogspot.com/-ib6REIn7wkI/T51rh4vp-JI/AAAAAAAAAJA/9U3LqVIOq0k/s640/2.jpg" xlink:type="simple" xlink:show="embed" xlink:actuate="onLoad"/></draw:frame></draw:a></text:p>
        <text:p text:style-name="P1"/>
        <text:p text:style-name="P10"><text:span text:style-name="T15">Panel de Detalles</text:span><text:span text:style-name="T14">, está en la parte central y muestra la información de cada uno de los paquetes, para ello se debe seleccionarlo, tal como aparece seleccionado el paquete con el protocolo HTTP.</text:span></text:p>
        <text:p text:style-name="P9">Este paquete muestra, cada una de las capas y sus protocolos: Ethernet, IP, TCP y HTTP.</text:p>
        <text:p text:style-name="P10"/>
        <text:p text:style-name="P2"><draw:a xlink:type="simple" xlink:href="http://1.bp.blogspot.com/-iyEq6Fg8eIE/T51r1SJA31I/AAAAAAAAAJI/Pd0Ec5rkEHU/s1600/2.jpg"><draw:frame draw:style-name="fr1" draw:name="gráficos5" text:anchor-type="as-char" svg:width="16.933cm" svg:height="2.54cm" draw:z-index="4"><draw:image xlink:href="http://1.bp.blogspot.com/-iyEq6Fg8eIE/T51r1SJA31I/AAAAAAAAAJI/Pd0Ec5rkEHU/s640/2.jpg" xlink:type="simple" xlink:show="embed" xlink:actuate="onLoad"/></draw:frame></draw:a></text:p>
        <text:p text:style-name="P10"/>
        <text:p text:style-name="P10"><text:span text:style-name="T15">Panel de Bytes</text:span><text:span text:style-name="T14">, está en la parte inferior y muestra el contenido de los paquetes hexadecimal (a la izquierda) y en código ASCII a la derecha, en este ejemplo se puede apreciar el código HTML de una página Web.</text:span></text:p>
        <text:p text:style-name="P10"/>
        <text:p text:style-name="P1"/>
        <text:p text:style-name="P2"><text:soft-page-break/><draw:a xlink:type="simple" xlink:href="http://2.bp.blogspot.com/-aBQZUtQJeXk/T51sIGY3OPI/AAAAAAAAAJQ/WUc72ZaJC9s/s1600/2.jpg"><draw:frame draw:style-name="fr1" draw:name="gráficos6" text:anchor-type="as-char" svg:width="10.583cm" svg:height="2.805cm" draw:z-index="5"><draw:image xlink:href="http://2.bp.blogspot.com/-aBQZUtQJeXk/T51sIGY3OPI/AAAAAAAAAJQ/WUc72ZaJC9s/s400/2.jpg" xlink:type="simple" xlink:show="embed" xlink:actuate="onLoad"/></draw:frame></draw:a></text:p>
        <text:p text:style-name="P3"/>
        <text:p text:style-name="P10"/>
        <text:p text:style-name="P8">Realice las siguientes actividades</text:p>
        <text:p text:style-name="P10"/>
        <text:p text:style-name="P8">Captura de los PDUs en un ping</text:p>
        <text:p text:style-name="P9">Primero inicie la captura del Wireshark y desde el CMD de su PC realice un ping a otra PC o servidor de Internet.</text:p>
        <text:p text:style-name="P9">Luego de recibir las respuestas exitosas del ping, detenga la captura de paquetes.</text:p>
        <text:p text:style-name="P9">Seleccione uno de los paquetes del ping y verifique obtener información similar a la de la muestra.</text:p>
        <text:p text:style-name="P10"/>
        <text:p text:style-name="P4"><draw:a xlink:type="simple" xlink:href="http://4.bp.blogspot.com/-6g63K3uAX1s/T51sgaZu6fI/AAAAAAAAAJY/--wJjKG1fmk/s1600/2.jpg"><draw:frame draw:style-name="fr1" draw:name="gráficos7" text:anchor-type="as-char" svg:width="16.933cm" svg:height="2.408cm" draw:z-index="6"><draw:image xlink:href="http://4.bp.blogspot.com/-6g63K3uAX1s/T51sgaZu6fI/AAAAAAAAAJY/--wJjKG1fmk/s640/2.jpg" xlink:type="simple" xlink:show="embed" xlink:actuate="onLoad"/></draw:frame></draw:a></text:p>
        <text:p text:style-name="P10"/>
        <text:p text:style-name="P9">¿Qué protocolo se ejecuta en el comando ping? </text:p>
        <text:p text:style-name="P9">¿Cuál es el nombre completo del protocolo?</text:p>
        <text:p text:style-name="P9">¿Cuáles son los dos tipos de mensajes que envía el protocolo?</text:p>
        <text:p text:style-name="P9">Ubique los dos tipos de fuentes de origen y de destino ¿Porqué cuatro direcciones?</text:p>
        <text:p text:style-name="P9">¿Cuáles son los protocolos que se encuentran encapsulados en la trama de datos ping?</text:p>
        <text:p text:style-name="P9">Determine cuál es la dirección MAC  y de a la que dirigió el PING</text:p>
        <text:p text:style-name="P9"><text:span text:style-name="T13">Repita</text:span> el proceso de captura y determine la dirección MAC de la puerta de enlace.</text:p>
        <text:p text:style-name="P10"/>
        <text:p text:style-name="P8">Captura de los PDUs en una conexión Web.</text:p>
        <text:p text:style-name="P9">Inicie la captura de paquetes desde Wireshark e inmediatamente, ingrese a la página Web: <text:span text:style-name="T13">www.google.com</text:span> desde su navegador Web.</text:p>
        <text:p text:style-name="P9">Cuando la página Web sea cargada por completo detenga la captura. </text:p>
        <text:p text:style-name="P9">Seleccione un paquete con el protocolo de las páginas Web, similar al caso de la captura del ping y analice la información capturada.</text:p>
        <text:p text:style-name="P10"/>
        <text:p text:style-name="P4"><draw:a xlink:type="simple" xlink:href="http://2.bp.blogspot.com/-zkJ1J4-kek4/T51s0-ZcvrI/AAAAAAAAAJg/F7md-BcxbLI/s1600/2.jpg"><draw:frame draw:style-name="fr1" draw:name="gráficos8" text:anchor-type="as-char" svg:width="16.933cm" svg:height="2.487cm" draw:z-index="7"><draw:image xlink:href="http://2.bp.blogspot.com/-zkJ1J4-kek4/T51s0-ZcvrI/AAAAAAAAAJg/F7md-BcxbLI/s640/2.jpg" xlink:type="simple" xlink:show="embed" xlink:actuate="onLoad"/></draw:frame></draw:a></text:p>
        <text:p text:style-name="P1"/>
        <text:p text:style-name="P9">En la muestra se puede observar los protocolo de las capas del modelo TCP/IP, con su respectiva información en la cabecera de cada PDU.</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Wingdings" svg:font-family="Wingdings"/>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0-03T03:59:34</meta:creation-date>
    <dc:date>2012-10-03T07:42:22</dc:date>
    <dc:creator>ivan </dc:creator>
    <meta:editing-duration>P0D</meta:editing-duration>
    <meta:editing-cycles>2</meta:editing-cycles>
    <meta:generator>LibreOffice/3.5$Linux_x86 LibreOffice_project/350m1$Build-2</meta:generator>
    <meta:document-statistic meta:table-count="0" meta:image-count="8" meta:object-count="0" meta:page-count="3" meta:paragraph-count="46" meta:word-count="592" meta:character-count="3501" meta:non-whitespace-character-count="2909"/>
  </office:meta>
</office:document-meta>
</file>